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Text_20_body" style:list-style-name="L1"/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Code">
      <style:text-properties style:font-name="Courier New1"/>
    </style:style>
    <style:style style:name="P9" style:family="paragraph" style:parent-style-name="Code">
      <style:text-properties style:font-name="Courier New1" fo:font-size="12pt" style:font-size-asian="12pt" style:font-size-complex="12pt"/>
    </style:style>
    <style:style style:name="P10" style:family="paragraph" style:parent-style-name="Preformatted_20_Text">
      <style:text-properties style:font-name="Courier New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„some/other/file.conf“</text:p>
      <text:h text:style-name="P7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<text:span text:style-name="T4">service = 7777,</text:span></text:p>
      <text:p text:style-name="P8"/>
      <text:p text:style-name="P8"><text:tab/>pidpath = „/var/run/icinga2.pid“,</text:p>
      <text:p text:style-name="P8"><text:tab/><text:span text:style-name="T3">logpath = „/var/log/icinga2.log“,</text:span></text:p>
      <text:p text:style-name="P10"><text:tab/>statepath = „/var/lib/icinga2.state“,</text:p>
      <text:p text:style-name="P9"/>
      <text:p text:style-name="Code"><text:tab/>macros = {</text:p>
      <text:p text:style-name="Code"><text:tab/><text:tab/>plugindir = „/usr/local/icinga/libexec“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4">local object Logger „my-debug-log“ {</text:p>
      <text:p text:style-name="P4"><text:tab/>type = „file“,</text:p>
      <text:p text:style-name="P4"><text:tab/>path = „/var/log/icinga2.log“,</text:p>
      <text:p text:style-name="P4"><text:tab/>severity = „debug“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soft-page-break/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P4">local object Role „all“ {</text:p>
      <text:p text:style-name="P4"><text:tab/>publications = { „*“ },</text:p>
      <text:p text:style-name="P4"><text:tab/>subscriptions = { „*“ }</text:p>
      <text:p text:style-name="P4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methods = {</text:p>
      <text:p text:style-name="Code"><text:tab/><text:tab/>check = „native::NagiosCheck“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soft-page-break/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<text:soft-page-break/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><text:soft-page-break/></text:p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9637437641" text:style-name="L1">
        <text:list-item>
          <text:p text:style-name="P5">Properties specified in the dictionary of the inline service definition</text:p>
        </text:list-item>
        <text:list-item>
          <text:p text:style-name="P5">Host properties</text:p>
        </text:list-item>
        <text:list-item>
          <text:p text:style-name="P5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<text:soft-page-break/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6" text:outline-level="1"/>
      <text:h text:style-name="P7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07T09:57:52</dc:date>
    <meta:editing-duration>PT2H4M19S</meta:editing-duration>
    <meta:editing-cycles>157</meta:editing-cycles>
    <meta:generator>LibreOffice/3.5$Linux_X86_64 LibreOffice_project/350m1$Build-2</meta:generator>
    <dc:creator>Gunnar Beutner</dc:creator>
    <meta:document-statistic meta:table-count="4" meta:image-count="0" meta:object-count="0" meta:page-count="11" meta:paragraph-count="339" meta:word-count="1917" meta:character-count="10798" meta:non-whitespace-character-count="10170"/>
  </office:meta>
</office:document-meta>
</file>